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1.7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ffff" fo:wrap-option="wrap" fo:border="0.06pt solid #000000"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8272in" svg:height="5.5319in" svg:x="3.3819in" svg:y="0.0839in">
            <draw:object draw:notify-on-update-of-ranges="Sheet1.A2:Sheet1.A11 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column table:style-name="co2" table:default-cell-style-name="ce4"/>
        <table:table-column table:style-name="co3" table:number-columns-repeated="2" table:default-cell-style-name="ce4"/>
        <table:table-row table:style-name="ro1">
          <table:table-cell office:value-type="string" calcext:value-type="string">
            <text:p>Country</text:p>
          </table:table-cell>
          <table:table-cell office:value-type="float" office:value="2010" calcext:value-type="float">
            <text:p>2010</text:p>
          </table:table-cell>
          <table:table-cell office:value-type="float" office:value="2030" calcext:value-type="float">
            <text:p>2030</text:p>
          </table:table-cell>
          <table:table-cell table:number-columns-repeated="12"/>
          <table:table-cell table:style-name="ce3" office:value-type="string" calcext:value-type="string">
            <text:p>Transient Expression</text:p>
          </table:table-cell>
          <table:table-cell table:style-name="ce3" office:value-type="string" calcext:value-type="string">
            <text:p>Nuclear Expression</text:p>
          </table:table-cell>
          <table:table-cell table:style-name="ce3" office:value-type="string" calcext:value-type="string">
            <text:p>Chloroplast Expression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50.8" calcext:value-type="float">
            <text:p>50.8</text:p>
          </table:table-cell>
          <table:table-cell table:style-name="ce1" office:value-type="float" office:value="87" calcext:value-type="float">
            <text:p>87.0</text:p>
          </table:table-cell>
          <table:table-cell table:number-columns-repeated="12"/>
          <table:table-cell office:value-type="string" calcext:value-type="string">
            <text:p>Ease of virus and bacterial manipulation</text:p>
          </table:table-cell>
          <table:table-cell office:value-type="string" calcext:value-type="string">
            <text:p>Many suitable genetic manipulation methods</text:p>
          </table:table-cell>
          <table:table-cell office:value-type="string" calcext:value-type="string">
            <text:p>Ease of manipulation, resistance to silencing genes.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43.2" calcext:value-type="float">
            <text:p>43.2</text:p>
          </table:table-cell>
          <table:table-cell office:value-type="float" office:value="62.6" calcext:value-type="float">
            <text:p>62.6</text:p>
          </table:table-cell>
          <table:table-cell table:number-columns-repeated="12"/>
          <table:table-cell office:value-type="string" calcext:value-type="string">
            <text:p>High expression result</text:p>
          </table:table-cell>
          <table:table-cell office:value-type="string" calcext:value-type="string">
            <text:p>takes a relatively long time for genetic manipulation</text:p>
          </table:table-cell>
          <table:table-cell office:value-type="string" calcext:value-type="string">
            <text:p>High expression due to high amount of chloroplast in cell</text:p>
          </table:table-cell>
        </table:table-row>
        <table:table-row table:style-name="ro2">
          <table:table-cell office:value-type="string" calcext:value-type="string">
            <text:p>USA</text:p>
          </table:table-cell>
          <table:table-cell office:value-type="float" office:value="26.8" calcext:value-type="float">
            <text:p>26.8</text:p>
          </table:table-cell>
          <table:table-cell table:style-name="ce1" office:value-type="float" office:value="36" calcext:value-type="float">
            <text:p>36.0</text:p>
          </table:table-cell>
          <table:table-cell table:number-columns-repeated="12"/>
          <table:table-cell office:value-type="string" calcext:value-type="string">
            <text:p>High contamination risk from gene transfer to the environment</text:p>
          </table:table-cell>
          <table:table-cell/>
          <table:table-cell office:value-type="string" calcext:value-type="string">
            <text:p>Low contamination risk from gene transfer to the environment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 office:value-type="float" office:value="9.6" calcext:value-type="float">
            <text:p>9.6</text:p>
          </table:table-cell>
          <table:table-cell office:value-type="float" office:value="13.8" calcext:value-type="float">
            <text:p>13.8</text:p>
          </table:table-cell>
          <table:table-cell table:number-columns-repeated="12"/>
          <table:table-cell office:value-type="string" calcext:value-type="string">
            <text:p>Fast Expression</text:p>
          </table:table-cell>
          <table:table-cell/>
          <table:table-cell office:value-type="string" calcext:value-type="string">
            <text:p>Limited transformation methods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7.6" calcext:value-type="float">
            <text:p>7.6</text:p>
          </table:table-cell>
          <table:table-cell office:value-type="float" office:value="12.7" calcext:value-type="float">
            <text:p>12.7</text:p>
          </table:table-cell>
          <table:table-cell table:number-columns-repeated="14"/>
          <table:table-cell office:value-type="string" calcext:value-type="string">
            <text:p>There are no fixed glycolization pathway</text:p>
          </table:table-cell>
        </table:table-row>
        <table:table-row table:style-name="ro3">
          <table:table-cell office:value-type="string" calcext:value-type="string">
            <text:p>Germany</text:p>
          </table:table-cell>
          <table:table-cell office:value-type="float" office:value="7.5" calcext:value-type="float">
            <text:p>7.5</text:p>
          </table:table-cell>
          <table:table-cell table:style-name="ce1" office:value-type="float" office:value="12" calcext:value-type="float">
            <text:p>12.0</text:p>
          </table:table-cell>
          <table:table-cell table:number-columns-repeated="12"/>
          <table:table-cell table:style-name="Default" table:number-columns-repeated="3"/>
        </table:table-row>
        <table:table-row table:style-name="ro3">
          <table:table-cell office:value-type="string" calcext:value-type="string">
            <text:p>Pakistan</text:p>
          </table:table-cell>
          <table:table-cell office:value-type="float" office:value="7.1" calcext:value-type="float">
            <text:p>7.1</text:p>
          </table:table-cell>
          <table:table-cell office:value-type="float" office:value="11.9" calcext:value-type="float">
            <text:p>11.9</text:p>
          </table:table-cell>
          <table:table-cell table:number-columns-repeated="12"/>
          <table:table-cell table:style-name="Default" table:number-columns-repeated="3"/>
        </table:table-row>
        <table:table-row table:style-name="ro3">
          <table:table-cell office:value-type="string" calcext:value-type="string">
            <text:p>Japan</text:p>
          </table:table-cell>
          <table:table-cell office:value-type="float" office:value="7.1" calcext:value-type="float">
            <text:p>7.1</text:p>
          </table:table-cell>
          <table:table-cell office:value-type="float" office:value="10.4" calcext:value-type="float">
            <text:p>10.4</text:p>
          </table:table-cell>
          <table:table-cell table:number-columns-repeated="12"/>
          <table:table-cell table:style-name="Default" table:number-columns-repeated="3"/>
        </table:table-row>
        <table:table-row table:style-name="ro3">
          <table:table-cell office:value-type="string" calcext:value-type="string">
            <text:p>Indonesia</text:p>
          </table:table-cell>
          <table:table-cell table:style-name="ce1" office:value-type="float" office:value="7" calcext:value-type="float">
            <text:p>7.0</text:p>
          </table:table-cell>
          <table:table-cell office:value-type="float" office:value="10.3" calcext:value-type="float">
            <text:p>10.3</text:p>
          </table:table-cell>
          <table:table-cell table:number-columns-repeated="12"/>
          <table:table-cell table:style-name="Default" table:number-columns-repeated="3"/>
        </table:table-row>
        <table:table-row table:style-name="ro3">
          <table:table-cell office:value-type="string" calcext:value-type="string">
            <text:p>Mexico</text:p>
          </table:table-cell>
          <table:table-cell office:value-type="float" office:value="6.8" calcext:value-type="float">
            <text:p>6.8</text:p>
          </table:table-cell>
          <table:table-cell office:value-type="float" office:value="8.6" calcext:value-type="float">
            <text:p>8.6</text:p>
          </table:table-cell>
          <table:table-cell table:number-columns-repeated="1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6:36:27.7464203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12T13:14:31.223379058</meta:creation-date>
    <dc:date>2020-11-12T17:35:47.941976126</dc:date>
    <meta:editing-duration>PT2H20M46S</meta:editing-duration>
    <meta:editing-cycles>2</meta:editing-cycles>
    <meta:generator>LibreOffice/7.0.2.2$Linux_X86_64 LibreOffice_project/3a01483fc371ab18cfca4bab0d636937da5eaf70</meta:generator>
    <meta:document-statistic meta:table-count="1" meta:cell-count="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1c5b69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ca2a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62cm" svg:height="14.052cm" xlink:href=".." xlink:type="simple" chart:class="chart:bar" chart:style-name="ch1">
        <chart:title svg:x="10.466cm" svg:y="0.417cm" chart:style-name="ch2">
          <text:p>Diabetes Prediction</text:p>
        </chart:title>
        <chart:legend chart:legend-position="end" svg:x="23.466cm" svg:y="6.478cm" style:legend-expansion="high" chart:style-name="ch3"/>
        <chart:plot-area chart:style-name="ch4" table:cell-range-address="Sheet1.A1:Sheet1.C11" chart:data-source-has-labels="both" svg:x="1.51cm" svg:y="1.477cm" svg:width="21.457cm" svg:height="11.313cm">
          <chart:coordinate-region svg:x="2.317cm" svg:y="1.676cm" svg:width="20.65cm" svg:height="10.467cm"/>
          <chart:axis chart:dimension="x" chart:name="primary-x" chart:style-name="ch5" chartooo:axis-type="auto">
            <chartooo:date-scale/>
            <chart:title svg:x="11.612cm" svg:y="13.071cm" chart:style-name="ch6">
              <text:p>Country</text:p>
            </chart:title>
            <chart:categories table:cell-range-address="Sheet1.A2:Sheet1.A11"/>
          </chart:axis>
          <chart:axis chart:dimension="x" chart:name="secondary-x" chart:style-name="ch7"/>
          <chart:axis chart:dimension="y" chart:name="primary-y" chart:style-name="ch8">
            <chart:title svg:x="0.451cm" svg:y="9.333cm" chart:style-name="ch9">
              <text:p>Adults with diabetes (Millions)</text:p>
            </chart:title>
            <chart:grid chart:style-name="ch10" chart:class="major"/>
          </chart:axis>
          <chart:series chart:style-name="ch11" chart:values-cell-range-address="Sheet1.B2:Sheet1.B11" chart:label-cell-address="Sheet1.B1:Sheet1.B1" chart:class="chart:bar">
            <chart:data-point chart:repeated="10"/>
          </chart:series>
          <chart:series chart:style-name="ch12" chart:values-cell-range-address="Sheet1.C2:Sheet1.C11" chart:label-cell-address="Sheet1.C1:Sheet1.C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0</text:p>
                <draw:g>
                  <svg:desc>Sheet1.B1:Sheet1.B1</svg:desc>
                </draw:g>
              </table:table-cell>
              <table:table-cell office:value-type="string">
                <text:p>2030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dia</text:p>
                <draw:g>
                  <svg:desc>Sheet1.A2:Sheet1.A11</svg:desc>
                </draw:g>
              </table:table-cell>
              <table:table-cell office:value-type="float" office:value="50.8">
                <text:p>50.8</text:p>
                <draw:g>
                  <svg:desc>Sheet1.B2:Sheet1.B11</svg:desc>
                </draw:g>
              </table:table-cell>
              <table:table-cell office:value-type="float" office:value="87">
                <text:p>87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China</text:p>
              </table:table-cell>
              <table:table-cell office:value-type="float" office:value="43.2">
                <text:p>43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USA</text:p>
              </table:table-cell>
              <table:table-cell office:value-type="float" office:value="26.8">
                <text:p>26.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Russia</text:p>
              </table:table-cell>
              <table:table-cell office:value-type="float" office:value="9.6">
                <text:p>9.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Brazil</text:p>
              </table:table-cell>
              <table:table-cell office:value-type="float" office:value="7.6">
                <text:p>7.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akistan</text:p>
              </table:table-cell>
              <table:table-cell office:value-type="float" office:value="7.1">
                <text:p>7.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string">
                <text:p>Japan</text:p>
              </table:table-cell>
              <table:table-cell office:value-type="float" office:value="7.1">
                <text:p>7.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7">
                <text:p>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Mexico</text:p>
              </table:table-cell>
              <table:table-cell office:value-type="float" office:value="6.8">
                <text:p>6.8</text:p>
              </table:table-cell>
              <table:table-cell office:value-type="float" office:value="8.6">
                <text:p>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2.2$Linux_X86_64 LibreOffice_project/3a01483fc371ab18cfca4bab0d636937da5eaf70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opacity draw:name="ChartTransparencyGradient_20_1" draw:display-name="ChartTransparencyGradient 1" draw:style="linear" draw:start="100%" draw:end="100%" draw:angle="0deg" draw:border="0%"/>
  </office:styles>
</office:document-styles>
</file>